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2000008A00000C1000000A7D199EC66980D53845.svm" manifest:media-type="image/x-svm"/>
  <manifest:file-entry manifest:full-path="Object 15/Pictures/100000010000007600000066CD03CAC22A7B937C.png" manifest:media-type="image/png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4.951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2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5983b0" fo:border="0.74pt solid #000000"/>
    </style:style>
    <style:style style:name="ce7" style:family="table-cell" style:parent-style-name="Default">
      <style:table-cell-properties fo:background-color="#b4c7dc" fo:border="0.74pt solid #000000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5" table:default-cell-style-name="ce16"/>
        <table:table-column table:style-name="co1" table:number-columns-repeated="5" table:default-cell-style-name="ce16"/>
        <table:table-column table:style-name="co1" table:default-cell-style-name="ce22"/>
        <table:table-column table:style-name="co1" table:number-columns-repeated="8" table:default-cell-style-name="Default"/>
        <table:table-row table:style-name="ro1">
          <table:table-cell table:number-columns-repeated="17"/>
          <table:table-cell table:style-name="Default" table:number-columns-repeated="15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number-columns-repeated="7"/>
          <table:table-cell table:style-name="ce2" office:value-type="string" calcext:value-type="string">
            <text:p>Média</text:p>
          </table:table-cell>
          <table:table-cell table:number-columns-repeated="7"/>
          <table:table-cell table:style-name="ce2" office:value-type="string" calcext:value-type="string">
            <text:p>Junção</text:p>
          </table:table-cell>
          <table:table-cell table:style-name="Default" table:number-columns-repeated="7"/>
          <table:table-cell table:style-name="ce44" office:value-type="string" calcext:value-type="string">
            <text:p>Nomes das Medidas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>
            <draw:frame draw:z-index="1" draw:style-name="gr1" draw:text-style-name="P1" svg:width="16.009cm" svg:height="9.748cm" svg:x="0.003cm" svg:y="0cm">
              <draw:object draw:notify-on-update-of-ranges="'ProfBcast-MIN'.P22:'ProfBcast-MIN'.P22 'ProfBcast-MIN'.P23:'ProfBcast-MIN'.P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0" draw:style-name="gr1" draw:text-style-name="P1" svg:width="16.009cm" svg:height="9.748cm" svg:x="0.001cm" svg:y="0cm">
              <draw:object draw:notify-on-update-of-ranges="'ProfBcast-MED'.P22:'ProfBcast-MED'.P22 'ProfBcast-MED'.P23:'ProfBcast-MED'.P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ín. MPI_Bcast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ín. sBBT_Bcast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MPI_Bcast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sBBT_Bcast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ín. MPI_Bcast (split binT)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MPI_Bcast (split binT)</text:p>
          </table:table-cell>
          <table:table-cell table:style-name="Default" table:number-columns-repeated="6"/>
          <table:table-cell table:number-columns-repeated="8"/>
        </table:table-row>
        <table:table-row table:style-name="ro1" table:number-rows-repeated="16">
          <table:table-cell table:number-columns-repeated="17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17"/>
          <table:table-cell table:style-name="ce32"/>
          <table:table-cell table:style-name="Default" table:number-columns-repeated="1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 table:number-columns-repeated="8"/>
        </table:table-row>
        <table:table-row table:style-name="ro1">
          <table:table-cell/>
          <table:table-cell table:style-name="ce11"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/>
          <table:table-cell>
            <draw:frame draw:z-index="7" draw:style-name="gr1" draw:text-style-name="P1" svg:width="11.401cm" svg:height="9.746cm" svg:x="0.004cm" svg:y="0.001cm">
              <draw:object draw:notify-on-update-of-ranges="'ProfBcast-MED'.B3:'ProfBcast-MED'.C3 'Compara Gráficos'.Z3:'Compara Gráficos'.Z3 'MPIBcast-MIN'.B17:'MPIBcast-MIN'.C17 'Compara Gráficos'.Z4:'Compara Gráficos'.Z4 'ProfBcast-MIN'.B17:'ProfBcast-MIN'.C17 'Compara Gráficos'.Z5:'Compara Gráficos'.Z5 'MPIBcast-MED'.B17:'MPIBcast-MED'.C17 'Compara Gráficos'.Z6:'Compara Gráficos'.Z6 'ProfBcast-MED'.B17:'ProfBcast-MED'.C1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draw:z-index="15" draw:style-name="gr1" draw:text-style-name="P1" svg:width="11.401cm" svg:height="9.746cm" svg:x="-0.001cm" svg:y="0cm">
              <draw:object draw:notify-on-update-of-ranges="'ProfBcast-MED'.D3:'ProfBcast-MED'.E3 'Compara Gráficos'.Z7:'Compara Gráficos'.Z7 'MPIBcast-MIN'.D17:'MPIBcast-MIN'.E17 'Compara Gráficos'.Z4:'Compara Gráficos'.Z4 'ProfBcast-MIN'.D17:'ProfBcast-MIN'.E17 'Compara Gráficos'.Z8:'Compara Gráficos'.Z8 'MPIBcast-MED'.D17:'MPIBcast-MED'.E17 'Compara Gráficos'.Z6:'Compara Gráficos'.Z6 'ProfBcast-MED'.D17:'ProfBcast-MED'.E1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4"/>
          <table:table-cell>
            <draw:frame draw:z-index="16" draw:style-name="gr1" draw:text-style-name="P1" svg:width="11.401cm" svg:height="9.746cm" svg:x="0.008cm" svg:y="0cm">
              <draw:object draw:notify-on-update-of-ranges="'ProfBcast-MED'.H3:'ProfBcast-MED'.I3 'Compara Gráficos'.Z3:'Compara Gráficos'.Z3 'MPIBcast-MIN'.H17:'MPIBcast-MIN'.I17 'Compara Gráficos'.Z4:'Compara Gráficos'.Z4 'ProfBcast-MIN'.H17:'ProfBcast-MIN'.I17 'Compara Gráficos'.Z5:'Compara Gráficos'.Z5 'MPIBcast-MED'.H17:'MPIBcast-MED'.I17 'Compara Gráficos'.Z6:'Compara Gráficos'.Z6 'ProfBcast-MED'.H17:'ProfBcast-MED'.I1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4"/>
          <table:table-cell>
            <draw:frame draw:z-index="17" draw:style-name="gr1" draw:text-style-name="P1" svg:width="11.401cm" svg:height="9.746cm" svg:x="2.252cm" svg:y="0cm">
              <draw:object draw:notify-on-update-of-ranges="'ProfBcast-MED'.J3:'ProfBcast-MED'.K3 'Compara Gráficos'.Z7:'Compara Gráficos'.Z7 'MPIBcast-MIN'.J17:'MPIBcast-MIN'.K17 'Compara Gráficos'.Z4:'Compara Gráficos'.Z4 'ProfBcast-MIN'.J17:'ProfBcast-MIN'.K17 'Compara Gráficos'.Z8:'Compara Gráficos'.Z8 'MPIBcast-MED'.J17:'MPIBcast-MED'.K17 'Compara Gráficos'.Z6:'Compara Gráficos'.Z6 'ProfBcast-MED'.J17:'ProfBcast-MED'.K17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1"/>
          <table:table-cell table:number-columns-repeated="4"/>
          <table:table-cell>
            <draw:frame draw:z-index="8" draw:style-name="gr1" draw:text-style-name="P1" svg:width="16.237cm" svg:height="9.748cm" svg:x="0.965cm" svg:y="0cm">
              <draw:object draw:notify-on-update-of-ranges="'ProfBcast-MED'.H3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 table:number-rows-repeated="2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style-name="ce16" table:number-columns-repeated="7"/>
          <table:table-cell table:style-name="ce2" office:value-type="string" calcext:value-type="string">
            <text:p>64 Processos</text:p>
          </table:table-cell>
          <table:table-cell table:style-name="ce16" table:number-columns-repeated="5"/>
          <table:table-cell table:style-name="ce22"/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14"/>
        </table:table-row>
        <table:table-row table:style-name="ro1">
          <table:table-cell/>
          <table:table-cell table:style-name="ce11"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>
            <draw:frame draw:z-index="18" draw:style-name="gr1" draw:text-style-name="P1" svg:width="11.401cm" svg:height="9.746cm" svg:x="2.227cm" svg:y="0cm">
              <draw:object draw:notify-on-update-of-ranges="'ProfBcast-MED'.N3:'ProfBcast-MED'.O3 'Compara Gráficos'.Z3:'Compara Gráficos'.Z3 'MPIBcast-MIN'.N17:'MPIBcast-MIN'.O17 'Compara Gráficos'.Z7:'Compara Gráficos'.Z7 'Compara Gráficos'.Z4:'Compara Gráficos'.Z4 'ProfBcast-MIN'.N17:'ProfBcast-MIN'.O17 'Compara Gráficos'.Z5:'Compara Gráficos'.Z5 'MPIBcast-MED'.N17:'MPIBcast-MED'.O17 'Compara Gráficos'.Z6:'Compara Gráficos'.Z6 'ProfBcast-MED'.N17:'ProfBcast-MED'.O1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9" draw:style-name="gr1" draw:text-style-name="P1" svg:width="11.401cm" svg:height="9.746cm" svg:x="-0.001cm" svg:y="-0.001cm">
              <draw:object draw:notify-on-update-of-ranges="'ProfBcast-MED'.P3:'ProfBcast-MED'.Q3 'Compara Gráficos'.Z7:'Compara Gráficos'.Z7 'MPIBcast-MIN'.P17:'MPIBcast-MIN'.Q17 'Compara Gráficos'.Z4:'Compara Gráficos'.Z4 'ProfBcast-MIN'.P17:'ProfBcast-MIN'.Q17 'Compara Gráficos'.Z8:'Compara Gráficos'.Z8 'MPIBcast-MED'.P17:'MPIBcast-MED'.Q17 'Compara Gráficos'.Z6:'Compara Gráficos'.Z6 'ProfBcast-MED'.P17:'ProfBcast-MED'.Q1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"/>
          <table:table-cell>
            <draw:frame draw:z-index="20" draw:style-name="gr1" draw:text-style-name="P1" svg:width="11.401cm" svg:height="9.746cm" svg:x="0.026cm" svg:y="0cm">
              <draw:object draw:notify-on-update-of-ranges="'ProfBcast-MED'.T3:'ProfBcast-MED'.U3 'Compara Gráficos'.Z3:'Compara Gráficos'.Z3 'MPIBcast-MIN'.T17:'MPIBcast-MIN'.U17 'Compara Gráficos'.Z7:'Compara Gráficos'.Z7 'Compara Gráficos'.Z4:'Compara Gráficos'.Z4 'ProfBcast-MIN'.T17:'ProfBcast-MIN'.U17 'Compara Gráficos'.Z5:'Compara Gráficos'.Z5 'MPIBcast-MED'.T17:'MPIBcast-MED'.U17 'Compara Gráficos'.Z6:'Compara Gráficos'.Z6 'ProfBcast-MED'.T17:'ProfBcast-MED'.U17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4"/>
          <table:table-cell>
            <draw:frame draw:z-index="21" draw:style-name="gr1" draw:text-style-name="P1" svg:width="11.401cm" svg:height="9.746cm" svg:x="2.234cm" svg:y="0cm">
              <draw:object draw:notify-on-update-of-ranges="'ProfBcast-MED'.V3:'ProfBcast-MED'.W3 'Compara Gráficos'.Z7:'Compara Gráficos'.Z7 'MPIBcast-MIN'.V17:'MPIBcast-MIN'.W17 'Compara Gráficos'.Z4:'Compara Gráficos'.Z4 'ProfBcast-MIN'.V17:'ProfBcast-MIN'.W17 'Compara Gráficos'.Z8:'Compara Gráficos'.Z8 'MPIBcast-MED'.V17:'MPIBcast-MED'.W17 'Compara Gráficos'.Z6:'Compara Gráficos'.Z6 'ProfBcast-MED'.V17:'ProfBcast-MED'.W17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"/>
          <table:table-cell>
            <draw:frame draw:z-index="10" draw:style-name="gr1" draw:text-style-name="P1" svg:width="16.237cm" svg:height="9.748cm" svg:x="0.922cm" svg:y="0cm">
              <draw:object draw:notify-on-update-of-ranges="'ProfBcast-MED'.T3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24"/>
        </table:table-row>
        <table:table-row table:style-name="ro1">
          <table:table-cell/>
          <table:table-cell table:style-name="ce11"/>
          <table:table-cell table:style-name="ce16" table:number-columns-repeated="13"/>
          <table:table-cell table:style-name="ce22"/>
          <table:table-cell table:style-name="ce32"/>
          <table:table-cell table:number-columns-repeated="23"/>
        </table:table-row>
        <table:table-row table:style-name="ro1" table:number-rows-repeated="17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24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  <table:table-cell table:number-columns-repeated="8"/>
        </table:table-row>
        <table:table-row table:style-name="ro1">
          <table:table-cell table:number-columns-repeated="17"/>
          <table:table-cell table:style-name="Default" table:number-columns-repeated="15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Algoritmos</text:p>
          </table:table-cell>
          <table:table-cell table:style-name="ce36" office:value-type="string" calcext:value-type="string">
            <text:p>Experimentos</text:p>
          </table:table-cell>
          <table:table-cell table:style-name="ce39" table:number-columns-repeated="7"/>
          <table:table-cell table:number-columns-repeated="7"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 table:number-columns-repeated="7"/>
          <table:table-cell>
            <draw:frame draw:z-index="9" draw:style-name="gr1" draw:text-style-name="P1" svg:width="16.236cm" svg:height="9.748cm" svg:x="0.939cm" svg:y="0.048cm">
              <draw:object draw:notify-on-update-of-ranges="'ProfBcast-MED'.N3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Binomial Tree</text:p>
          </table:table-cell>
          <table:table-cell table:style-name="ce41" office:value-type="string" calcext:value-type="string" table:number-columns-spanned="4" table:number-rows-spanned="1">
            <text:p>8Bytes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1KBytes</text:p>
          </table:table-cell>
          <table:covered-table-cell table:number-columns-repeated="3" table:style-name="ce41"/>
          <table:table-cell table:number-columns-repeated="7"/>
          <table:table-cell>
            <draw:frame draw:z-index="11" draw:style-name="gr1" draw:text-style-name="P1" svg:width="16.237cm" svg:height="9.748cm" svg:x="0.001cm" svg:y="0cm">
              <draw:object draw:notify-on-update-of-ranges="'ProfBcast-MED'.B2:'ProfBcast-MED'.E3 'Compara Gráficos'.Z5:'Compara Gráficos'.Z5 'MPIBcast-MED'.B17:'MPIBcast-MED'.E17 'Compara Gráficos'.Z6:'Compara Gráficos'.Z6 'ProfBcast-MED'.B17:'ProfBcast-MED'.E1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7"/>
          <table:table-cell>
            <draw:frame draw:z-index="12" draw:style-name="gr1" draw:text-style-name="P1" svg:width="16.237cm" svg:height="9.748cm" svg:x="0.258cm" svg:y="0cm">
              <draw:object draw:notify-on-update-of-ranges="'ProfBcast-MED'.H2:'ProfBcast-MED'.K3 'Compara Gráficos'.Z5:'Compara Gráficos'.Z5 'MPIBcast-MED'.H17:'MPIBcast-MED'.K17 'Compara Gráficos'.Z6:'Compara Gráficos'.Z6 'ProfBcast-MED'.H17:'ProfBcast-MED'.K1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covered-table-cell table:style-name="ce33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3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Split Binary Tree</text:p>
          </table:table-cell>
          <table:table-cell table:style-name="ce41" office:value-type="string" calcext:value-type="string" table:number-columns-spanned="4" table:number-rows-spanned="1">
            <text:p>4Kbytes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16KBytes</text:p>
          </table:table-cell>
          <table:covered-table-cell table:number-columns-repeated="3" table:style-name="ce41"/>
          <table:table-cell table:number-columns-repeated="30"/>
        </table:table-row>
        <table:table-row table:style-name="ro1">
          <table:table-cell/>
          <table:covered-table-cell table:style-name="ce33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30"/>
        </table:table-row>
        <table:table-row table:style-name="ro1" table:number-rows-repeated="19">
          <table:table-cell table:number-columns-repeated="40"/>
        </table:table-row>
        <table:table-row table:style-name="ro1">
          <table:table-cell table:number-columns-repeated="1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14"/>
        </table:table-row>
        <table:table-row table:style-name="ro1">
          <table:table-cell table:number-columns-repeated="17"/>
          <table:table-cell>
            <draw:frame draw:z-index="13" draw:style-name="gr1" draw:text-style-name="P1" svg:width="16.236cm" svg:height="9.748cm" svg:x="0.037cm" svg:y="0.035cm">
              <draw:object draw:notify-on-update-of-ranges="'ProfBcast-MED'.N2:'ProfBcast-MED'.Q3 'Compara Gráficos'.Z5:'Compara Gráficos'.Z5 'MPIBcast-MED'.N17:'MPIBcast-MED'.Q17 'Compara Gráficos'.Z6:'Compara Gráficos'.Z6 'ProfBcast-MED'.N17:'ProfBcast-MED'.Q1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7"/>
          <table:table-cell>
            <draw:frame draw:z-index="14" draw:style-name="gr1" draw:text-style-name="P1" svg:width="16.237cm" svg:height="9.748cm" svg:x="0.258cm" svg:y="0.001cm">
              <draw:object draw:notify-on-update-of-ranges="'ProfBcast-MED'.T2:'ProfBcast-MED'.W3 'Compara Gráficos'.Z5:'Compara Gráficos'.Z5 'MPIBcast-MED'.T17:'MPIBcast-MED'.W17 'Compara Gráficos'.Z6:'Compara Gráficos'.Z6 'ProfBcast-MED'.T17:'ProfBcast-MED'.W1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40"/>
        </table:table-row>
        <table:table-row table:style-name="ro1">
          <table:table-cell table:number-columns-repeated="17"/>
          <table:table-cell table:style-name="ce12"/>
          <table:table-cell table:style-name="ce18" table:number-columns-repeated="13"/>
          <table:table-cell table:style-name="ce23"/>
          <table:table-cell table:number-columns-repeated="8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IN'.J25:'ProfBcast-MIN'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2206065047164" calcext:value-type="float">
            <text:p>1,02206065047164</text:p>
          </table:table-cell>
          <table:table-cell table:style-name="ce15" table:formula="of:=[.C17]/[$'MPIBcast-MIN'.C17]" office:value-type="float" office:value="0.811946793079462" calcext:value-type="float">
            <text:p>0,811946793079462</text:p>
          </table:table-cell>
          <table:table-cell table:style-name="ce15" table:formula="of:=[.D17]/[$'MPIBcast-MIN'.D17]" office:value-type="float" office:value="1.03470575151569" calcext:value-type="float">
            <text:p>1,03470575151569</text:p>
          </table:table-cell>
          <table:table-cell table:style-name="ce15" table:formula="of:=[.E17]/[$'MPIBcast-MIN'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695179547333264" calcext:value-type="float">
            <text:p>0,695179547333264</text:p>
          </table:table-cell>
          <table:table-cell table:style-name="ce15" table:formula="of:=[.I17]/[$'MPIBcast-MIN'.I17]" office:value-type="float" office:value="0.752378461774093" calcext:value-type="float">
            <text:p>0,752378461774093</text:p>
          </table:table-cell>
          <table:table-cell table:style-name="ce15" table:formula="of:=[.J17]/[$'MPIBcast-MIN'.J17]" office:value-type="float" office:value="1.00383758684826" calcext:value-type="float">
            <text:p>1,00383758684826</text:p>
          </table:table-cell>
          <table:table-cell table:style-name="ce15" table:formula="of:=[.K17]/[$'MPIBcast-MIN'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0.919258032021717" calcext:value-type="float">
            <text:p>0,919258032021717</text:p>
          </table:table-cell>
          <table:table-cell table:style-name="ce15" table:formula="of:=[.O17]/[$'MPIBcast-MIN'.O17]" office:value-type="float" office:value="0.889381276421323" calcext:value-type="float">
            <text:p>0,889381276421323</text:p>
          </table:table-cell>
          <table:table-cell table:style-name="ce15" table:formula="of:=[.P17]/[$'MPIBcast-MIN'.P17]" office:value-type="float" office:value="1.03304760477829" calcext:value-type="float">
            <text:p>1,03304760477829</text:p>
          </table:table-cell>
          <table:table-cell table:style-name="ce15" table:formula="of:=[.Q17]/[$'MPIBcast-MIN'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297981860343002" calcext:value-type="float">
            <text:p>0,297981860343002</text:p>
          </table:table-cell>
          <table:table-cell table:style-name="ce15" table:formula="of:=[.U17]/[$'MPIBcast-MIN'.U17]" office:value-type="float" office:value="0.678972584437265" calcext:value-type="float">
            <text:p>0,678972584437265</text:p>
          </table:table-cell>
          <table:table-cell table:style-name="ce15" table:formula="of:=[.V17]/[$'MPIBcast-MIN'.V17]" office:value-type="float" office:value="0.715616531702779" calcext:value-type="float">
            <text:p>0,715616531702779</text:p>
          </table:table-cell>
          <table:table-cell table:style-name="ce15" table:formula="of:=[.W17]/[$'MPIBcast-MIN'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IN'.P22:'ProfBcast-MIN'.P22 'ProfBcast-MIN'.P23:'ProfBcast-MIN'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2.271cm" svg:y="8.58cm">
            <draw:object draw:notify-on-update-of-ranges="'MPIBcast-MIN'.J25:'MPIBcast-MIN'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ED'.J25:'ProfBcast-MED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174024733" calcext:value-type="float">
            <text:p>0.00010174024733</text:p>
          </table:table-cell>
          <table:table-cell table:style-name="ce4" table:formula="of:=AVERAGE([.C4:.C13])/(1000*1000*1000)/[.L20]" office:value-type="float" office:value="0.0001049608946" calcext:value-type="float">
            <text:p>0.0001049608946</text:p>
          </table:table-cell>
          <table:table-cell table:style-name="ce4" table:formula="of:=AVERAGE([.D4:.D13])/(1000*1000*1000)/[.M20]" office:value-type="float" office:value="0.0001251527356" calcext:value-type="float">
            <text:p>0.0001251527356</text:p>
          </table:table-cell>
          <table:table-cell table:style-name="ce4" table:formula="of:=AVERAGE([.E4:.E13])/(1000*1000*1000)/[.N20]" office:value-type="float" office:value="0.00017020718112" calcext:value-type="float">
            <text:p>0.00017020718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0749320335" calcext:value-type="float">
            <text:p>0.00010749320335</text:p>
          </table:table-cell>
          <table:table-cell table:style-name="ce4" table:formula="of:=AVERAGE([.I4:.I13])/(1000*1000*1000)/[.L20]" office:value-type="float" office:value="0.00013353241952" calcext:value-type="float">
            <text:p>0.00013353241952</text:p>
          </table:table-cell>
          <table:table-cell table:style-name="ce4" table:formula="of:=AVERAGE([.J4:.J13])/(1000*1000*1000)/[.M20]" office:value-type="float" office:value="0.00016631948688" calcext:value-type="float">
            <text:p>0.00016631948688</text:p>
          </table:table-cell>
          <table:table-cell table:style-name="ce4" table:formula="of:=AVERAGE([.K4:.K13])/(1000*1000*1000)/[.N20]" office:value-type="float" office:value="0.00022172164272" calcext:value-type="float">
            <text:p>0.0002217216427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028955477" calcext:value-type="float">
            <text:p>0.00012028955477</text:p>
          </table:table-cell>
          <table:table-cell table:style-name="ce4" table:formula="of:=AVERAGE([.O4:.O13])/(1000*1000*1000)/[.L20]" office:value-type="float" office:value="0.00015873145216" calcext:value-type="float">
            <text:p>0.00015873145216</text:p>
          </table:table-cell>
          <table:table-cell table:style-name="ce4" table:formula="of:=AVERAGE([.P4:.P13])/(1000*1000*1000)/[.M20]" office:value-type="float" office:value="0.00023397924836" calcext:value-type="float">
            <text:p>0.00023397924836</text:p>
          </table:table-cell>
          <table:table-cell table:style-name="ce4" table:formula="of:=AVERAGE([.Q4:.Q13])/(1000*1000*1000)/[.N20]" office:value-type="float" office:value="0.0002634205752" calcext:value-type="float">
            <text:p>0.000263420575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09256204992" calcext:value-type="float">
            <text:p>0.00009256204992</text:p>
          </table:table-cell>
          <table:table-cell table:style-name="ce4" table:formula="of:=AVERAGE([.U4:.U13])/(1000*1000*1000)/[.L20]" office:value-type="float" office:value="0.0002550447004" calcext:value-type="float">
            <text:p>0.0002550447004</text:p>
          </table:table-cell>
          <table:table-cell table:style-name="ce4" table:formula="of:=AVERAGE([.V4:.V13])/(1000*1000*1000)/[.M20]" office:value-type="float" office:value="0.00031951329668" calcext:value-type="float">
            <text:p>0.00031951329668</text:p>
          </table:table-cell>
          <table:table-cell table:style-name="ce4" table:formula="of:=AVERAGE([.W4:.W13])/(1000*1000*1000)/[.N20]" office:value-type="float" office:value="0.00017454009824" calcext:value-type="float">
            <text:p>0.000174540098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1.74024733" calcext:value-type="float">
            <text:p>101.74024733</text:p>
          </table:table-cell>
          <table:table-cell table:style-name="ce4" table:formula="of:=( AVERAGE([.C4:.C13])/1000 ) /[.L$20]" office:value-type="float" office:value="104.9608946" calcext:value-type="float">
            <text:p>104.9608946</text:p>
          </table:table-cell>
          <table:table-cell table:style-name="ce4" table:formula="of:=( AVERAGE([.D4:.D13])/1000 ) /[.M$20]" office:value-type="float" office:value="125.1527356" calcext:value-type="float">
            <text:p>125.1527356</text:p>
          </table:table-cell>
          <table:table-cell table:style-name="ce4" table:formula="of:=( AVERAGE([.E4:.E13])/1000 ) /[.N$20]" office:value-type="float" office:value="170.20718112" calcext:value-type="float">
            <text:p>170.20718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07.49320335" calcext:value-type="float">
            <text:p>107.49320335</text:p>
          </table:table-cell>
          <table:table-cell table:style-name="ce4" table:formula="of:=( AVERAGE([.I4:.I13])/1000 ) / [.L$20]" office:value-type="float" office:value="133.53241952" calcext:value-type="float">
            <text:p>133.53241952</text:p>
          </table:table-cell>
          <table:table-cell table:style-name="ce4" table:formula="of:=( AVERAGE([.J4:.J13])/1000 ) / [.M$20]" office:value-type="float" office:value="166.31948688" calcext:value-type="float">
            <text:p>166.31948688</text:p>
          </table:table-cell>
          <table:table-cell table:style-name="ce4" table:formula="of:=( AVERAGE([.K4:.K13])/1000 ) / [.N$20]" office:value-type="float" office:value="221.72164272" calcext:value-type="float">
            <text:p>221.7216427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0.28955477" calcext:value-type="float">
            <text:p>120.28955477</text:p>
          </table:table-cell>
          <table:table-cell table:style-name="ce4" table:formula="of:=( AVERAGE([.O4:.O13])/1000 ) / [.L$20]" office:value-type="float" office:value="158.73145216" calcext:value-type="float">
            <text:p>158.73145216</text:p>
          </table:table-cell>
          <table:table-cell table:style-name="ce4" table:formula="of:=( AVERAGE([.P4:.P13])/1000 ) / [.M$20]" office:value-type="float" office:value="233.97924836" calcext:value-type="float">
            <text:p>233.97924836</text:p>
          </table:table-cell>
          <table:table-cell table:style-name="ce4" table:formula="of:=( AVERAGE([.Q4:.Q13])/1000 ) / [.N$20]" office:value-type="float" office:value="263.4205752" calcext:value-type="float">
            <text:p>263.420575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92.56204992" calcext:value-type="float">
            <text:p>92.56204992</text:p>
          </table:table-cell>
          <table:table-cell table:style-name="ce4" table:formula="of:=(AVERAGE([.U4:.U13])/1000 ) / [.L$20]" office:value-type="float" office:value="255.0447004" calcext:value-type="float">
            <text:p>255.0447004</text:p>
          </table:table-cell>
          <table:table-cell table:style-name="ce4" table:formula="of:=(AVERAGE([.V4:.V13])/1000 ) / [.M$20]" office:value-type="float" office:value="319.51329668" calcext:value-type="float">
            <text:p>319.51329668</text:p>
          </table:table-cell>
          <table:table-cell table:style-name="ce4" table:formula="of:=(AVERAGE([.W4:.W13])/1000 ) / [.N$20]" office:value-type="float" office:value="174.54009824" calcext:value-type="float">
            <text:p>174.540098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8341133947006" calcext:value-type="float">
            <text:p>1,08341133947006</text:p>
          </table:table-cell>
          <table:table-cell table:style-name="ce15" table:formula="of:=[.C17]/[$'MPIBcast-MIN'.C17]" office:value-type="float" office:value="0.875671586035246" calcext:value-type="float">
            <text:p>0,875671586035246</text:p>
          </table:table-cell>
          <table:table-cell table:style-name="ce15" table:formula="of:=[.D17]/[$'MPIBcast-MIN'.D17]" office:value-type="float" office:value="1.09492312488369" calcext:value-type="float">
            <text:p>1,09492312488369</text:p>
          </table:table-cell>
          <table:table-cell table:style-name="ce15" table:formula="of:=[.E17]/[$'MPIBcast-MIN'.E1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775673079890041" calcext:value-type="float">
            <text:p>0,775673079890041</text:p>
          </table:table-cell>
          <table:table-cell table:style-name="ce15" table:formula="of:=[.I17]/[$'MPIBcast-MIN'.I17]" office:value-type="float" office:value="0.830674515042679" calcext:value-type="float">
            <text:p>0,830674515042679</text:p>
          </table:table-cell>
          <table:table-cell table:style-name="ce15" table:formula="of:=[.J17]/[$'MPIBcast-MIN'.J17]" office:value-type="float" office:value="1.13606836689267" calcext:value-type="float">
            <text:p>1,13606836689267</text:p>
          </table:table-cell>
          <table:table-cell table:style-name="ce15" table:formula="of:=[.K17]/[$'MPIBcast-MIN'.K1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1.03299550720003" calcext:value-type="float">
            <text:p>1,03299550720003</text:p>
          </table:table-cell>
          <table:table-cell table:style-name="ce15" table:formula="of:=[.O17]/[$'MPIBcast-MIN'.O17]" office:value-type="float" office:value="0.981627079822132" calcext:value-type="float">
            <text:p>0,981627079822132</text:p>
          </table:table-cell>
          <table:table-cell table:style-name="ce15" table:formula="of:=[.P17]/[$'MPIBcast-MIN'.P17]" office:value-type="float" office:value="1.11439484303009" calcext:value-type="float">
            <text:p>1,11439484303009</text:p>
          </table:table-cell>
          <table:table-cell table:style-name="ce15" table:formula="of:=[.Q17]/[$'MPIBcast-MIN'.Q1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329936452759275" calcext:value-type="float">
            <text:p>0,329936452759275</text:p>
          </table:table-cell>
          <table:table-cell table:style-name="ce15" table:formula="of:=[.U17]/[$'MPIBcast-MIN'.U17]" office:value-type="float" office:value="0.708822482864714" calcext:value-type="float">
            <text:p>0,708822482864714</text:p>
          </table:table-cell>
          <table:table-cell table:style-name="ce15" table:formula="of:=[.V17]/[$'MPIBcast-MIN'.V17]" office:value-type="float" office:value="0.814755133451862" calcext:value-type="float">
            <text:p>0,814755133451862</text:p>
          </table:table-cell>
          <table:table-cell table:style-name="ce15" table:formula="of:=[.W17]/[$'MPIBcast-MIN'.W17]" office:value-type="float" office:value="0.40102478183607" calcext:value-type="float">
            <text:p>0,401024781836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ED'.P22:'ProfBcast-MED'.P22 'ProfBcast-MED'.P23:'ProfBcast-MED'.P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271cm" svg:y="8.58cm">
            <draw:object draw:notify-on-update-of-ranges="'MPIBcast-MED'.J25:'MPIBcast-MED'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268533416" calcext:value-type="float">
            <text:p>0.00010268533416</text:p>
          </table:table-cell>
          <table:table-cell table:style-name="ce4" table:formula="of:=AVERAGE([.C4:.C13])/(1000*1000*1000)/[.L20]" office:value-type="float" office:value="0.0001292056653" calcext:value-type="float">
            <text:p>0.0001292056653</text:p>
          </table:table-cell>
          <table:table-cell table:style-name="ce4" table:formula="of:=AVERAGE([.D4:.D13])/(1000*1000*1000)/[.M20]" office:value-type="float" office:value="0.00012208327868" calcext:value-type="float">
            <text:p>0.00012208327868</text:p>
          </table:table-cell>
          <table:table-cell table:style-name="ce4" table:formula="of:=AVERAGE([.E4:.E13])/(1000*1000*1000)/[.N20]" office:value-type="float" office:value="0.00018155610224" calcext:value-type="float">
            <text:p>0.000181556102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5127260758" calcext:value-type="float">
            <text:p>0.00015127260758</text:p>
          </table:table-cell>
          <table:table-cell table:style-name="ce4" table:formula="of:=AVERAGE([.I4:.I13])/(1000*1000*1000)/[.L20]" office:value-type="float" office:value="0.00018080324718" calcext:value-type="float">
            <text:p>0.00018080324718</text:p>
          </table:table-cell>
          <table:table-cell table:style-name="ce4" table:formula="of:=AVERAGE([.J4:.J13])/(1000*1000*1000)/[.M20]" office:value-type="float" office:value="0.00015386959176" calcext:value-type="float">
            <text:p>0.00015386959176</text:p>
          </table:table-cell>
          <table:table-cell table:style-name="ce4" table:formula="of:=AVERAGE([.K4:.K13])/(1000*1000*1000)/[.N20]" office:value-type="float" office:value="0.00020368429808" calcext:value-type="float">
            <text:p>0.0002036842980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499154823" calcext:value-type="float">
            <text:p>0.00012499154823</text:p>
          </table:table-cell>
          <table:table-cell table:style-name="ce4" table:formula="of:=AVERAGE([.O4:.O13])/(1000*1000*1000)/[.L20]" office:value-type="float" office:value="0.00017733075086" calcext:value-type="float">
            <text:p>0.00017733075086</text:p>
          </table:table-cell>
          <table:table-cell table:style-name="ce4" table:formula="of:=AVERAGE([.P4:.P13])/(1000*1000*1000)/[.M20]" office:value-type="float" office:value="0.00024433913228" calcext:value-type="float">
            <text:p>0.00024433913228</text:p>
          </table:table-cell>
          <table:table-cell table:style-name="ce4" table:formula="of:=AVERAGE([.Q4:.Q13])/(1000*1000*1000)/[.N20]" office:value-type="float" office:value="0.00033559060736" calcext:value-type="float">
            <text:p>0.000335590607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29773765765" calcext:value-type="float">
            <text:p>0.00029773765765</text:p>
          </table:table-cell>
          <table:table-cell table:style-name="ce4" table:formula="of:=AVERAGE([.U4:.U13])/(1000*1000*1000)/[.L20]" office:value-type="float" office:value="0.00039282689404" calcext:value-type="float">
            <text:p>0.00039282689404</text:p>
          </table:table-cell>
          <table:table-cell table:style-name="ce4" table:formula="of:=AVERAGE([.V4:.V13])/(1000*1000*1000)/[.M20]" office:value-type="float" office:value="0.00043009916288" calcext:value-type="float">
            <text:p>0.00043009916288</text:p>
          </table:table-cell>
          <table:table-cell table:style-name="ce4" table:formula="of:=AVERAGE([.W4:.W13])/(1000*1000*1000)/[.N20]" office:value-type="float" office:value="0.00052637884224" calcext:value-type="float">
            <text:p>0.000526378842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2.68533416" calcext:value-type="float">
            <text:p>102.68533416</text:p>
          </table:table-cell>
          <table:table-cell table:style-name="ce4" table:formula="of:=( AVERAGE([.C4:.C13])/1000 ) /[.L$20]" office:value-type="float" office:value="129.2056653" calcext:value-type="float">
            <text:p>129.2056653</text:p>
          </table:table-cell>
          <table:table-cell table:style-name="ce4" table:formula="of:=( AVERAGE([.D4:.D13])/1000 ) /[.M$20]" office:value-type="float" office:value="122.08327868" calcext:value-type="float">
            <text:p>122.08327868</text:p>
          </table:table-cell>
          <table:table-cell table:style-name="ce4" table:formula="of:=( AVERAGE([.E4:.E13])/1000 ) /[.N$20]" office:value-type="float" office:value="181.55610224" calcext:value-type="float">
            <text:p>181.5561022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51.27260758" calcext:value-type="float">
            <text:p>151.27260758</text:p>
          </table:table-cell>
          <table:table-cell table:style-name="ce4" table:formula="of:=( AVERAGE([.I4:.I13])/1000 ) / [.L$20]" office:value-type="float" office:value="180.80324718" calcext:value-type="float">
            <text:p>180.80324718</text:p>
          </table:table-cell>
          <table:table-cell table:style-name="ce4" table:formula="of:=( AVERAGE([.J4:.J13])/1000 ) / [.M$20]" office:value-type="float" office:value="153.86959176" calcext:value-type="float">
            <text:p>153.86959176</text:p>
          </table:table-cell>
          <table:table-cell table:style-name="ce4" table:formula="of:=( AVERAGE([.K4:.K13])/1000 ) / [.N$20]" office:value-type="float" office:value="203.68429808" calcext:value-type="float">
            <text:p>203.6842980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4.99154823" calcext:value-type="float">
            <text:p>124.99154823</text:p>
          </table:table-cell>
          <table:table-cell table:style-name="ce4" table:formula="of:=( AVERAGE([.O4:.O13])/1000 ) / [.L$20]" office:value-type="float" office:value="177.33075086" calcext:value-type="float">
            <text:p>177.33075086</text:p>
          </table:table-cell>
          <table:table-cell table:style-name="ce4" table:formula="of:=( AVERAGE([.P4:.P13])/1000 ) / [.M$20]" office:value-type="float" office:value="244.33913228" calcext:value-type="float">
            <text:p>244.33913228</text:p>
          </table:table-cell>
          <table:table-cell table:style-name="ce4" table:formula="of:=( AVERAGE([.Q4:.Q13])/1000 ) / [.N$20]" office:value-type="float" office:value="335.59060736" calcext:value-type="float">
            <text:p>335.590607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297.73765765" calcext:value-type="float">
            <text:p>297.73765765</text:p>
          </table:table-cell>
          <table:table-cell table:style-name="ce4" table:formula="of:=(AVERAGE([.U4:.U13])/1000 ) / [.L$20]" office:value-type="float" office:value="392.82689404" calcext:value-type="float">
            <text:p>392.82689404</text:p>
          </table:table-cell>
          <table:table-cell table:style-name="ce4" table:formula="of:=(AVERAGE([.V4:.V13])/1000 ) / [.M$20]" office:value-type="float" office:value="430.09916288" calcext:value-type="float">
            <text:p>430.09916288</text:p>
          </table:table-cell>
          <table:table-cell table:style-name="ce4" table:formula="of:=(AVERAGE([.W4:.W13])/1000 ) / [.N$20]" office:value-type="float" office:value="526.37884224" calcext:value-type="float">
            <text:p>526.378842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3T22:30:41.409000000</dc:date>
    <meta:editing-duration>PT10H49M50S</meta:editing-duration>
    <meta:editing-cycles>41</meta:editing-cycles>
    <meta:generator>LibreOffice/7.4.3.2$Windows_X86_64 LibreOffice_project/1048a8393ae2eeec98dff31b5c133c5f1d08b890</meta:generator>
    <meta:document-statistic meta:table-count="5" meta:cell-count="1104" meta:object-count="2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16:'MPIBcast-MIN'.E16 'MPIBcast-MIN'.H16:'MPIBcast-MIN'.K16 'MPIBcast-MIN'.N16:'MPIBcast-MIN'.Q16 'MPIBcast-MIN'.T16:'MPIBcast-MIN'.W16 'MPIBcast-MIN'.J25:'MPI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6:'MPIBcast-MIN'.E16 'MPIBcast-MIN'.H16:'MPIBcast-MIN'.K16 'MPIBcast-MIN'.N16:'MPIBcast-MIN'.Q16 'MPIBcast-MIN'.T16:'MPI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25:'MPI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25:'MPI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7:'MPIBcast-MIN'.E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17:'ProfBcast-MIN'.E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17:'MPIBcast-MED'.E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17:'ProfBcast-MED'.E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17:'MPIBcast-MIN'.K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9.441cm" svg:y="5.15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17:'MPIBcast-MIN'.Q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6.199cm" svg:y="5.633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17:'MPIBcast-MIN'.W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248cm" svg:y="0.944cm" chart:style-name="ch2">
          <text:p>8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3.031cm" svg:height="2.681cm" style:legend-expansion-aspect-ratio="1.13054830287206" chart:style-name="ch4"/>
        <chart:plot-area chart:style-name="ch5" table:cell-range-address="'ProfBcast-MED'.B3:'ProfBcast-MED'.C3 'Compara Gráficos'.Z3:'Compara Gráficos'.Z6 'MPIBcast-MIN'.B17:'MPIBcast-MIN'.C17 'ProfBcast-MIN'.B17:'ProfBcast-MIN'.C17 'MPIBcast-MED'.B17:'MPIBcast-MED'.C17 'ProfBcast-MED'.B17:'ProfBcast-MED'.C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B3:'ProfBcast-MED'.C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7:'MPIBcast-MIN'.C17" chart:label-cell-address="'Compara Gráficos'.Z3:'Compara Gráficos'.Z3" chart:class="chart:bar">
            <chart:data-point chart:repeated="2"/>
          </chart:series>
          <chart:series chart:attached-axis="primary-y" chart:style-name="ch13" chart:values-cell-range-address="'ProfBcast-MIN'.B17:'ProfBcast-MIN'.C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B17:'MPIBcast-MED'.C17" chart:label-cell-address="'Compara Gráficos'.Z5:'Compara Gráficos'.Z5" chart:class="chart:bar">
            <chart:data-point chart:repeated="2"/>
          </chart:series>
          <chart:series chart:attached-axis="primary-y" chart:style-name="ch15" chart:values-cell-range-address="'ProfBcast-MED'.B17:'ProfBcast-MED'.C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B3:'ProfBcast-MED'.C3</svg:desc>
                </draw:g>
              </table:table-cell>
              <table:table-cell office:value-type="string">
                <text:p>1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C17</svg:desc>
                </draw:g>
              </table:table-cell>
              <table:table-cell office:value-type="float" office:value="119.8633098">
                <text:p>119.863309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C17</svg:desc>
                </draw:g>
              </table:table-cell>
              <table:table-cell office:value-type="float" office:value="97.32263">
                <text:p>97.32263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C17</svg:desc>
                </draw:g>
              </table:table-cell>
              <table:table-cell office:value-type="float" office:value="129.2056653">
                <text:p>129.2056653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C17</svg:desc>
                </draw:g>
              </table:table-cell>
              <table:table-cell office:value-type="float" office:value="104.9608946">
                <text:p>104.9608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238cm" svg:height="9.749cm" xlink:href=".." xlink:type="simple" chart:class="chart:bar" chart:style-name="ch1">
        <chart:title svg:x="6.773cm" svg:y="1.427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3.019cm" svg:height="2.682cm" style:legend-expansion-aspect-ratio="1.12565249813572" chart:style-name="ch4"/>
        <chart:plot-area chart:style-name="ch5" table:cell-range-address="'ProfBcast-MED'.H3:'ProfBcast-MED'.K3 'Compara Gráficos'.Z3:'Compara Gráficos'.Z6 'MPIBcast-MIN'.H17:'MPIBcast-MIN'.K17 'ProfBcast-MIN'.H17:'ProfBcast-MIN'.K17 'MPIBcast-MED'.H17:'MPIBcast-MED'.K17 'ProfBcast-MED'.H17:'ProfBcast-MED'.K17" chart:data-source-has-labels="both" svg:x="0.967cm" svg:y="0.729cm" svg:width="12.815cm" svg:height="8.173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categories table:cell-range-address="'ProfBcast-MED'.H3:'ProfBcast-MED'.K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H17:'MPIBcast-MIN'.K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draw:frame draw:style-name="gr1" draw:text-style-name="P1" svg:width="0.1cm" svg:height="0.1cm" svg:x="0cm" svg:y="0cm">
          <draw:image xlink:href="Pictures/2000008A00000C1000000A7D199EC66980D53845.svm" xlink:type="simple" xlink:show="embed" xlink:actuate="onLoad" draw:mime-type="image/x-svm">
            <text:p/>
          </draw:image>
          <draw:image xlink:href="Pictures/100000010000007600000066CD03CAC22A7B937C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8A00000C1000000A7D199EC66980D53845.svm" xlink:type="simple" xlink:show="embed" xlink:actuate="onLoad" draw:mime-type="image/x-svm">
            <text:p/>
          </draw:image>
          <draw:image xlink:href="Pictures/100000010000007600000066CD03CAC22A7B937C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H3:'ProfBcast-MED'.K3</svg:desc>
                </draw:g>
              </table:table-cell>
              <table:table-cell office:value-type="string">
                <text:p>1K</text:p>
              </table:table-cell>
              <table:table-cell office:value-type="string">
                <text:p>4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6.998cm" svg:y="1.588cm" chart:style-name="ch2">
          <text:p>32 Processos</text:p>
        </chart:title>
        <chart:subtitle svg:x="0cm" svg:y="0cm" chart:style-name="ch3">
          <text:p/>
        </chart:subtitle>
        <chart:legend chart:legend-position="end" svg:x="2.132cm" svg:y="1.384cm" style:legend-expansion="custom" svg:width="3.023cm" svg:height="2.682cm" style:legend-expansion-aspect-ratio="1.12714392244594" chart:style-name="ch4"/>
        <chart:plot-area chart:style-name="ch5" table:cell-range-address="'ProfBcast-MED'.N3:'ProfBcast-MED'.Q3 'Compara Gráficos'.Z3:'Compara Gráficos'.Z6 'MPIBcast-MIN'.N17:'MPIBcast-MIN'.Q17 'ProfBcast-MIN'.N17:'ProfBcast-MIN'.Q17 'MPIBcast-MED'.N17:'MPIBcast-MED'.Q17 'ProfBcast-MED'.N17:'ProfBcast-MED'.Q17" chart:data-source-has-labels="both" svg:x="0.967cm" svg:y="0.729cm" svg:width="12.814cm" svg:height="8.173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categories table:cell-range-address="'ProfBcast-MED'.N3:'ProfBcast-MED'.Q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N17:'MPIBcast-MIN'.Q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N3:'ProfBcast-MED'.Q3</svg:desc>
                </draw:g>
              </table:table-cell>
              <table:table-cell office:value-type="string">
                <text:p>1K</text:p>
              </table:table-cell>
              <table:table-cell office:value-type="string">
                <text:p>4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7.16cm" svg:y="1.589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3.095cm" svg:height="2.621cm" style:legend-expansion-aspect-ratio="1.18084700495994" chart:style-name="ch4"/>
        <chart:plot-area chart:style-name="ch5" table:cell-range-address="'ProfBcast-MED'.T3:'ProfBcast-MED'.W3 'Compara Gráficos'.Z3:'Compara Gráficos'.Z6 'MPIBcast-MIN'.T17:'MPIBcast-MIN'.W17 'ProfBcast-MIN'.T17:'ProfBcast-MIN'.W17 'MPIBcast-MED'.T17:'MPIBcast-MED'.W17 'ProfBcast-MED'.T17:'ProfBcast-MED'.W17" chart:data-source-has-labels="both" svg:x="0.967cm" svg:y="0.728cm" svg:width="12.815cm" svg:height="8.174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categories table:cell-range-address="'ProfBcast-MED'.T3:'ProfBcast-MED'.W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T17:'MPIBcast-MIN'.W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T3:'ProfBcast-MED'.W3</svg:desc>
                </draw:g>
              </table:table-cell>
              <table:table-cell office:value-type="string">
                <text:p>1K</text:p>
              </table:table-cell>
              <table:table-cell office:value-type="string">
                <text:p>4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2.902cm" svg:height="2.682cm" style:legend-expansion-aspect-ratio="1.08202833706189" chart:style-name="ch4"/>
        <chart:plot-area chart:style-name="ch5" table:cell-range-address="'ProfBcast-MED'.B2:'ProfBcast-MED'.E3 'Compara Gráficos'.Z5:'Compara Gráficos'.Z6 'MPIBcast-MED'.B17:'MPIBcast-MED'.E17 'ProfBcast-MED'.B17:'ProfBcast-MED'.E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B17:'MPIBcast-MED'.E17" chart:label-cell-address="'Compara Gráficos'.Z5:'Compara Gráficos'.Z5" chart:class="chart:bar">
            <chart:data-point chart:repeated="2"/>
            <chart:data-point chart:style-name="ch14"/>
            <chart:data-point/>
          </chart:series>
          <chart:series chart:attached-axis="primary-y" chart:style-name="ch15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2.883cm" svg:height="2.682cm" style:legend-expansion-aspect-ratio="1.07494407158837" chart:style-name="ch4"/>
        <chart:plot-area chart:style-name="ch5" table:cell-range-address="'ProfBcast-MED'.H2:'ProfBcast-MED'.K3 'Compara Gráficos'.Z5:'Compara Gráficos'.Z6 'MPIBcast-MED'.H17:'MPIBcast-MED'.K17 'ProfBcast-MED'.H17:'ProfBcast-MED'.K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fill-gradient-name="Deep_20_Ocean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6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16:'ProfBcast-MIN'.E16 'ProfBcast-MIN'.H16:'ProfBcast-MIN'.K16 'ProfBcast-MIN'.N16:'ProfBcast-MIN'.Q16 'ProfBcast-MIN'.T16:'ProfBcast-MIN'.W16 'ProfBcast-MIN'.J25:'Prof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25:'Prof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25:'Prof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2.886cm" svg:height="2.682cm" style:legend-expansion-aspect-ratio="1.07606263982103" chart:style-name="ch4"/>
        <chart:plot-area chart:style-name="ch5" table:cell-range-address="'ProfBcast-MED'.N2:'ProfBcast-MED'.Q3 'Compara Gráficos'.Z5:'Compara Gráficos'.Z6 'MPIBcast-MED'.N17:'MPIBcast-MED'.Q17 'ProfBcast-MED'.N17:'ProfBcast-MED'.Q1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2.883cm" svg:height="2.621cm" style:legend-expansion-aspect-ratio="1.09996184662343" chart:style-name="ch4"/>
        <chart:plot-area chart:style-name="ch5" table:cell-range-address="'ProfBcast-MED'.T2:'ProfBcast-MED'.W3 'Compara Gráficos'.Z5:'Compara Gráficos'.Z6 'MPIBcast-MED'.T17:'MPIBcast-MED'.W17 'ProfBcast-MED'.T17:'ProfBcast-MED'.W1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22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649cm" svg:y="0.946cm" chart:style-name="ch2">
          <text:p>8 Processos</text:p>
        </chart:title>
        <chart:subtitle svg:x="0cm" svg:y="0cm" chart:style-name="ch3">
          <text:p/>
        </chart:subtitle>
        <chart:legend chart:legend-position="end" svg:x="1.244cm" svg:y="0.724cm" style:legend-expansion="custom" svg:width="4.148cm" svg:height="2.681cm" style:legend-expansion-aspect-ratio="1.54718388660947" chart:style-name="ch4"/>
        <chart:plot-area chart:style-name="ch5" table:cell-range-address="'ProfBcast-MED'.D3:'ProfBcast-MED'.E3 'Compara Gráficos'.Z6:'Compara Gráficos'.Z8 'MPIBcast-MIN'.D17:'MPIBcast-MIN'.E17 'Compara Gráficos'.Z4:'Compara Gráficos'.Z4 'ProfBcast-MIN'.D17:'ProfBcast-MIN'.E17 'MPIBcast-MED'.D17:'MPIBcast-MED'.E17 'ProfBcast-MED'.D17:'ProfBcast-MED'.E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D3:'ProfBcast-MED'.E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D17:'MPIBcast-MIN'.E17" chart:label-cell-address="'Compara Gráficos'.Z7:'Compara Gráficos'.Z7" chart:class="chart:bar">
            <chart:data-point chart:repeated="2"/>
          </chart:series>
          <chart:series chart:attached-axis="primary-y" chart:style-name="ch13" chart:values-cell-range-address="'ProfBcast-MIN'.D17:'ProfBcast-MIN'.E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D17:'MPIBcast-MED'.E17" chart:label-cell-address="'Compara Gráficos'.Z8:'Compara Gráficos'.Z8" chart:class="chart:bar">
            <chart:data-point chart:repeated="2"/>
          </chart:series>
          <chart:series chart:attached-axis="primary-y" chart:style-name="ch15" chart:values-cell-range-address="'ProfBcast-MED'.D17:'ProfBcast-MED'.E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</text:p>
                <draw:g>
                  <svg:desc>'ProfBcast-MED'.D3:'ProfBcast-MED'.E3</svg:desc>
                </draw:g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 (split binT)</text:p>
                <draw:g>
                  <svg:desc>'Compara Gráficos'.Z7:'Compara Gráficos'.Z7</svg:desc>
                </draw:g>
              </table:table-cell>
              <table:table-cell office:value-type="float" office:value="114.3027604">
                <text:p>114.3027604</text:p>
                <draw:g>
                  <svg:desc>'MPIBcast-MIN'.D17:'MPIBcast-MIN'.E17</svg:desc>
                </draw:g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118.2697236">
                <text:p>118.2697236</text:p>
                <draw:g>
                  <svg:desc>'ProfBcast-MIN'.D17:'ProfBcast-MIN'.E17</svg:desc>
                </draw:g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édia MPI_Bcast (split binT)</text:p>
                <draw:g>
                  <svg:desc>'Compara Gráficos'.Z8:'Compara Gráficos'.Z8</svg:desc>
                </draw:g>
              </table:table-cell>
              <table:table-cell office:value-type="float" office:value="122.08327868">
                <text:p>122.08327868</text:p>
                <draw:g>
                  <svg:desc>'MPIBcast-MED'.D17:'MPIBcast-MED'.E17</svg:desc>
                </draw:g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5.1527356">
                <text:p>125.1527356</text:p>
                <draw:g>
                  <svg:desc>'ProfBcast-MED'.D17:'ProfBcast-MED'.E17</svg:desc>
                </draw:g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248cm" svg:y="0.946cm" chart:style-name="ch2">
          <text:p>16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3.031cm" svg:height="2.681cm" style:legend-expansion-aspect-ratio="1.13054830287206" chart:style-name="ch4"/>
        <chart:plot-area chart:style-name="ch5" table:cell-range-address="'ProfBcast-MED'.H3:'ProfBcast-MED'.I3 'Compara Gráficos'.Z3:'Compara Gráficos'.Z6 'MPIBcast-MIN'.H17:'MPIBcast-MIN'.I17 'ProfBcast-MIN'.H17:'ProfBcast-MIN'.I17 'MPIBcast-MED'.H17:'MPIBcast-MED'.I17 'ProfBcast-MED'.H17:'ProfBcast-MED'.I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H3:'ProfBcast-MED'.I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H17:'MPIBcast-MIN'.I17" chart:label-cell-address="'Compara Gráficos'.Z3:'Compara Gráficos'.Z3" chart:class="chart:bar">
            <chart:data-point chart:repeated="2"/>
          </chart:series>
          <chart:series chart:attached-axis="primary-y" chart:style-name="ch13" chart:values-cell-range-address="'ProfBcast-MIN'.H17:'ProfBcast-MIN'.I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H17:'MPIBcast-MED'.I17" chart:label-cell-address="'Compara Gráficos'.Z5:'Compara Gráficos'.Z5" chart:class="chart:bar">
            <chart:data-point chart:repeated="2"/>
          </chart:series>
          <chart:series chart:attached-axis="primary-y" chart:style-name="ch15" chart:values-cell-range-address="'ProfBcast-MED'.H17:'ProfBcast-MED'.I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H3:'ProfBcast-MED'.I3</svg:desc>
                </draw:g>
              </table:table-cell>
              <table:table-cell office:value-type="string">
                <text:p>1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I17</svg:desc>
                </draw:g>
              </table:table-cell>
              <table:table-cell office:value-type="float" office:value="160.7517952">
                <text:p>160.7517952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I17</svg:desc>
                </draw:g>
              </table:table-cell>
              <table:table-cell office:value-type="float" office:value="120.9461884">
                <text:p>120.9461884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I17</svg:desc>
                </draw:g>
              </table:table-cell>
              <table:table-cell office:value-type="float" office:value="180.80324718">
                <text:p>180.8032471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I17</svg:desc>
                </draw:g>
              </table:table-cell>
              <table:table-cell office:value-type="float" office:value="133.53241952">
                <text:p>133.532419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26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685cm" svg:y="0.946cm" chart:style-name="ch2">
          <text:p>16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4.116cm" svg:height="2.681cm" style:legend-expansion-aspect-ratio="1.53524804177546" chart:style-name="ch4"/>
        <chart:plot-area chart:style-name="ch5" table:cell-range-address="'ProfBcast-MED'.J3:'ProfBcast-MED'.K3 'Compara Gráficos'.Z6:'Compara Gráficos'.Z8 'MPIBcast-MIN'.J17:'MPIBcast-MIN'.K17 'Compara Gráficos'.Z4:'Compara Gráficos'.Z4 'ProfBcast-MIN'.J17:'ProfBcast-MIN'.K17 'MPIBcast-MED'.J17:'MPIBcast-MED'.K17 'ProfBcast-MED'.J17:'ProfBcast-MED'.K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J3:'ProfBcast-MED'.K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J17:'MPIBcast-MIN'.K17" chart:label-cell-address="'Compara Gráficos'.Z7:'Compara Gráficos'.Z7" chart:class="chart:bar">
            <chart:data-point chart:repeated="2"/>
          </chart:series>
          <chart:series chart:attached-axis="primary-y" chart:style-name="ch13" chart:values-cell-range-address="'ProfBcast-MIN'.J17:'ProfBcast-MIN'.K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J17:'MPIBcast-MED'.K17" chart:label-cell-address="'Compara Gráficos'.Z8:'Compara Gráficos'.Z8" chart:class="chart:bar">
            <chart:data-point chart:repeated="2"/>
          </chart:series>
          <chart:series chart:attached-axis="primary-y" chart:style-name="ch15" chart:values-cell-range-address="'ProfBcast-MED'.J17:'ProfBcast-MED'.K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</text:p>
                <draw:g>
                  <svg:desc>'ProfBcast-MED'.J3:'ProfBcast-MED'.K3</svg:desc>
                </draw:g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 (split binT)</text:p>
                <draw:g>
                  <svg:desc>'Compara Gráficos'.Z7:'Compara Gráficos'.Z7</svg:desc>
                </draw:g>
              </table:table-cell>
              <table:table-cell office:value-type="float" office:value="146.3991884">
                <text:p>146.3991884</text:p>
                <draw:g>
                  <svg:desc>'MPIBcast-MIN'.J17:'MPIBcast-MIN'.K17</svg:desc>
                </draw:g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146.961008">
                <text:p>146.961008</text:p>
                <draw:g>
                  <svg:desc>'ProfBcast-MIN'.J17:'ProfBcast-MIN'.K17</svg:desc>
                </draw:g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_Bcast (split binT)</text:p>
                <draw:g>
                  <svg:desc>'Compara Gráficos'.Z8:'Compara Gráficos'.Z8</svg:desc>
                </draw:g>
              </table:table-cell>
              <table:table-cell office:value-type="float" office:value="153.86959176">
                <text:p>153.86959176</text:p>
                <draw:g>
                  <svg:desc>'MPIBcast-MED'.J17:'MPIBcast-MED'.K17</svg:desc>
                </draw:g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66.31948688">
                <text:p>166.31948688</text:p>
                <draw:g>
                  <svg:desc>'ProfBcast-MED'.J17:'ProfBcast-MED'.K17</svg:desc>
                </draw:g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248cm" svg:y="0.946cm" chart:style-name="ch2">
          <text:p>32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3.031cm" svg:height="2.681cm" style:legend-expansion-aspect-ratio="1.13054830287206" chart:style-name="ch4"/>
        <chart:plot-area chart:style-name="ch5" table:cell-range-address="'ProfBcast-MED'.N3:'ProfBcast-MED'.O3 'Compara Gráficos'.Z3:'Compara Gráficos'.Z6 'MPIBcast-MIN'.N17:'MPIBcast-MIN'.O17 'Compara Gráficos'.Z7:'Compara Gráficos'.Z7 'ProfBcast-MIN'.N17:'ProfBcast-MIN'.O17 'MPIBcast-MED'.N17:'MPIBcast-MED'.O17 'ProfBcast-MED'.N17:'ProfBcast-MED'.O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N3:'ProfBcast-MED'.O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N17:'MPIBcast-MIN'.O17" chart:label-cell-address="'Compara Gráficos'.Z3:'Compara Gráficos'.Z3" chart:class="chart:bar">
            <chart:data-point chart:repeated="2"/>
            <loext:propertry-mapping loext:property="BorderColor" loext:cell-range-address="'Compara Gráficos'.Z7:'Compara Gráficos'.Z7"/>
          </chart:series>
          <chart:series chart:attached-axis="primary-y" chart:style-name="ch13" chart:values-cell-range-address="'ProfBcast-MIN'.N17:'ProfBcast-MIN'.O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N17:'MPIBcast-MED'.O17" chart:label-cell-address="'Compara Gráficos'.Z5:'Compara Gráficos'.Z5" chart:class="chart:bar">
            <chart:data-point chart:repeated="2"/>
          </chart:series>
          <chart:series chart:attached-axis="primary-y" chart:style-name="ch15" chart:values-cell-range-address="'ProfBcast-MED'.N17:'ProfBcast-MED'.O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N3:'ProfBcast-MED'.O3</svg:desc>
                </draw:g>
              </table:table-cell>
              <table:table-cell office:value-type="string">
                <text:p>1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O17</svg:desc>
                </draw:g>
              </table:table-cell>
              <table:table-cell office:value-type="float" office:value="161.7023974">
                <text:p>161.702397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ompara Gráficos'.Z7:'Compara Gráficos'.Z7</svg:desc>
                </draw:g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O17</svg:desc>
                </draw:g>
              </table:table-cell>
              <table:table-cell office:value-type="float" office:value="143.8150846">
                <text:p>143.8150846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O17</svg:desc>
                </draw:g>
              </table:table-cell>
              <table:table-cell office:value-type="float" office:value="177.33075086">
                <text:p>177.3307508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O17</svg:desc>
                </draw:g>
              </table:table-cell>
              <table:table-cell office:value-type="float" office:value="158.73145216">
                <text:p>158.7314521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848cm" svg:y="0.946cm" chart:style-name="ch2">
          <text:p>32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4.043cm" svg:height="2.681cm" style:legend-expansion-aspect-ratio="1.50801939574786" chart:style-name="ch4"/>
        <chart:plot-area chart:style-name="ch5" table:cell-range-address="'ProfBcast-MED'.P3:'ProfBcast-MED'.Q3 'Compara Gráficos'.Z6:'Compara Gráficos'.Z8 'MPIBcast-MIN'.P17:'MPIBcast-MIN'.Q17 'Compara Gráficos'.Z4:'Compara Gráficos'.Z4 'ProfBcast-MIN'.P17:'ProfBcast-MIN'.Q17 'MPIBcast-MED'.P17:'MPIBcast-MED'.Q17 'ProfBcast-MED'.P17:'ProfBcast-MED'.Q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P3:'ProfBcast-MED'.Q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P17:'MPIBcast-MIN'.Q17" chart:label-cell-address="'Compara Gráficos'.Z7:'Compara Gráficos'.Z7" chart:class="chart:bar">
            <chart:data-point chart:repeated="2"/>
          </chart:series>
          <chart:series chart:attached-axis="primary-y" chart:style-name="ch13" chart:values-cell-range-address="'ProfBcast-MIN'.P17:'ProfBcast-MIN'.Q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P17:'MPIBcast-MED'.Q17" chart:label-cell-address="'Compara Gráficos'.Z8:'Compara Gráficos'.Z8" chart:class="chart:bar">
            <chart:data-point chart:repeated="2"/>
          </chart:series>
          <chart:series chart:attached-axis="primary-y" chart:style-name="ch15" chart:values-cell-range-address="'ProfBcast-MED'.P17:'ProfBcast-MED'.Q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</text:p>
                <draw:g>
                  <svg:desc>'ProfBcast-MED'.P3:'ProfBcast-MED'.Q3</svg:desc>
                </draw:g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 (split binT)</text:p>
                <draw:g>
                  <svg:desc>'Compara Gráficos'.Z7:'Compara Gráficos'.Z7</svg:desc>
                </draw:g>
              </table:table-cell>
              <table:table-cell office:value-type="float" office:value="209.960814">
                <text:p>209.960814</text:p>
                <draw:g>
                  <svg:desc>'MPIBcast-MIN'.P17:'MPIBcast-MIN'.Q17</svg:desc>
                </draw:g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216.899516">
                <text:p>216.899516</text:p>
                <draw:g>
                  <svg:desc>'ProfBcast-MIN'.P17:'ProfBcast-MIN'.Q17</svg:desc>
                </draw:g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_Bcast (split binT)</text:p>
                <draw:g>
                  <svg:desc>'Compara Gráficos'.Z8:'Compara Gráficos'.Z8</svg:desc>
                </draw:g>
              </table:table-cell>
              <table:table-cell office:value-type="float" office:value="244.33913228">
                <text:p>244.33913228</text:p>
                <draw:g>
                  <svg:desc>'MPIBcast-MED'.P17:'MPIBcast-MED'.Q17</svg:desc>
                </draw:g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233.97924836">
                <text:p>233.97924836</text:p>
                <draw:g>
                  <svg:desc>'ProfBcast-MED'.P17:'ProfBcast-MED'.Q17</svg:desc>
                </draw:g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248cm" svg:y="0.946cm" chart:style-name="ch2">
          <text:p>64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3.031cm" svg:height="2.681cm" style:legend-expansion-aspect-ratio="1.13054830287206" chart:style-name="ch4"/>
        <chart:plot-area chart:style-name="ch5" table:cell-range-address="'ProfBcast-MED'.T3:'ProfBcast-MED'.U3 'Compara Gráficos'.Z3:'Compara Gráficos'.Z6 'MPIBcast-MIN'.T17:'MPIBcast-MIN'.U17 'Compara Gráficos'.Z7:'Compara Gráficos'.Z7 'ProfBcast-MIN'.T17:'ProfBcast-MIN'.U17 'MPIBcast-MED'.T17:'MPIBcast-MED'.U17 'ProfBcast-MED'.T17:'ProfBcast-MED'.U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T3:'ProfBcast-MED'.U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T17:'MPIBcast-MIN'.U17" chart:label-cell-address="'Compara Gráficos'.Z3:'Compara Gráficos'.Z3" chart:class="chart:bar">
            <chart:data-point chart:repeated="2"/>
            <loext:propertry-mapping loext:property="BorderColor" loext:cell-range-address="'Compara Gráficos'.Z7:'Compara Gráficos'.Z7"/>
          </chart:series>
          <chart:series chart:attached-axis="primary-y" chart:style-name="ch13" chart:values-cell-range-address="'ProfBcast-MIN'.T17:'ProfBcast-MIN'.U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T17:'MPIBcast-MED'.U17" chart:label-cell-address="'Compara Gráficos'.Z5:'Compara Gráficos'.Z5" chart:class="chart:bar">
            <chart:data-point chart:repeated="2"/>
          </chart:series>
          <chart:series chart:attached-axis="primary-y" chart:style-name="ch15" chart:values-cell-range-address="'ProfBcast-MED'.T17:'ProfBcast-MED'.U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</text:p>
                <draw:g>
                  <svg:desc>'ProfBcast-MED'.T3:'ProfBcast-MED'.U3</svg:desc>
                </draw:g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U17</svg:desc>
                </draw:g>
              </table:table-cell>
              <table:table-cell office:value-type="float" office:value="359.8146314">
                <text:p>359.814631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ompara Gráficos'.Z7:'Compara Gráficos'.Z7</svg:desc>
                </draw:g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U17</svg:desc>
                </draw:g>
              </table:table-cell>
              <table:table-cell office:value-type="float" office:value="244.3042702">
                <text:p>244.3042702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U17</svg:desc>
                </draw:g>
              </table:table-cell>
              <table:table-cell office:value-type="float" office:value="392.82689404">
                <text:p>392.8268940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U17</svg:desc>
                </draw:g>
              </table:table-cell>
              <table:table-cell office:value-type="float" office:value="255.0447004">
                <text:p>255.044700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402cm" svg:height="9.747cm" xlink:href=".." xlink:type="simple" chart:class="chart:bar" chart:style-name="ch1">
        <chart:title svg:x="5.248cm" svg:y="0.946cm" chart:style-name="ch2">
          <text:p>64 Processos</text:p>
        </chart:title>
        <chart:subtitle svg:x="0cm" svg:y="0cm" chart:style-name="ch3">
          <text:p/>
        </chart:subtitle>
        <chart:legend chart:legend-position="end" svg:x="1.385cm" svg:y="0.724cm" style:legend-expansion="custom" svg:width="3.031cm" svg:height="2.681cm" style:legend-expansion-aspect-ratio="1.13054830287206" chart:style-name="ch4"/>
        <chart:plot-area chart:style-name="ch5" table:cell-range-address="'ProfBcast-MED'.V3:'ProfBcast-MED'.W3 'Compara Gráficos'.Z6:'Compara Gráficos'.Z8 'MPIBcast-MIN'.V17:'MPIBcast-MIN'.W17 'Compara Gráficos'.Z4:'Compara Gráficos'.Z4 'ProfBcast-MIN'.V17:'ProfBcast-MIN'.W17 'MPIBcast-MED'.V17:'MPIBcast-MED'.W17 'ProfBcast-MED'.V17:'ProfBcast-MED'.W17" chart:data-source-has-labels="both" svg:x="0.437cm" svg:y="0.526cm" svg:width="10.307cm" svg:height="8.849cm">
          <chart:coordinate-region svg:x="1.244cm" svg:y="0.725cm" svg:width="9.5cm" svg:height="8.003cm"/>
          <chart:axis chart:dimension="x" chart:name="primary-x" chart:style-name="ch6" chartooo:axis-type="auto">
            <chartooo:date-scale/>
            <chart:categories table:cell-range-address="'ProfBcast-MED'.V3:'ProfBcast-MED'.W3"/>
          </chart:axis>
          <chart:axis chart:dimension="x" chart:name="secondary-x" chart:style-name="ch7"/>
          <chart:axis chart:dimension="y" chart:name="primary-y" chart:style-name="ch8">
            <chart:title svg:x="0cm" svg:y="6.767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V17:'MPIBcast-MIN'.W17" chart:label-cell-address="'Compara Gráficos'.Z7:'Compara Gráficos'.Z7" chart:class="chart:bar">
            <chart:data-point chart:repeated="2"/>
          </chart:series>
          <chart:series chart:attached-axis="primary-y" chart:style-name="ch13" chart:values-cell-range-address="'ProfBcast-MIN'.V17:'ProfBcast-MIN'.W17" chart:label-cell-address="'Compara Gráficos'.Z4:'Compara Gráficos'.Z4" chart:class="chart:bar">
            <chart:data-point chart:repeated="2"/>
          </chart:series>
          <chart:series chart:attached-axis="primary-y" chart:style-name="ch14" chart:values-cell-range-address="'MPIBcast-MED'.V17:'MPIBcast-MED'.W17" chart:label-cell-address="'Compara Gráficos'.Z8:'Compara Gráficos'.Z8" chart:class="chart:bar">
            <chart:data-point chart:repeated="2"/>
          </chart:series>
          <chart:series chart:attached-axis="primary-y" chart:style-name="ch15" chart:values-cell-range-address="'ProfBcast-MED'.V17:'ProfBcast-MED'.W17" chart:label-cell-address="'Compara Gráficos'.Z6:'Compara Gráficos'.Z6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</text:p>
                <draw:g>
                  <svg:desc>'ProfBcast-MED'.V3:'ProfBcast-MED'.W3</svg:desc>
                </draw:g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. MPI_Bcast (split binT)</text:p>
                <draw:g>
                  <svg:desc>'Compara Gráficos'.Z7:'Compara Gráficos'.Z7</svg:desc>
                </draw:g>
              </table:table-cell>
              <table:table-cell office:value-type="float" office:value="392.1586788">
                <text:p>392.1586788</text:p>
                <draw:g>
                  <svg:desc>'MPIBcast-MIN'.V17:'MPIBcast-MIN'.W17</svg:desc>
                </draw:g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280.6352336">
                <text:p>280.6352336</text:p>
                <draw:g>
                  <svg:desc>'ProfBcast-MIN'.V17:'ProfBcast-MIN'.W17</svg:desc>
                </draw:g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_Bcast (split binT)</text:p>
                <draw:g>
                  <svg:desc>'Compara Gráficos'.Z8:'Compara Gráficos'.Z8</svg:desc>
                </draw:g>
              </table:table-cell>
              <table:table-cell office:value-type="float" office:value="430.09916288">
                <text:p>430.09916288</text:p>
                <draw:g>
                  <svg:desc>'MPIBcast-MED'.V17:'MPIBcast-MED'.W17</svg:desc>
                </draw:g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319.51329668">
                <text:p>319.51329668</text:p>
                <draw:g>
                  <svg:desc>'ProfBcast-MED'.V17:'ProfBcast-MED'.W17</svg:desc>
                </draw:g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99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16:'ProfBcast-MED'.E16 'ProfBcast-MED'.H16:'ProfBcast-MED'.K16 'ProfBcast-MED'.N16:'ProfBcast-MED'.Q16 'ProfBcast-MED'.T16:'ProfBcast-MED'.W16 'ProfBcast-MED'.J25:'ProfBcast-MED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25:'Prof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25:'Prof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16:'MPIBcast-MED'.E16 'MPIBcast-MED'.H16:'MPIBcast-MED'.K16 'MPIBcast-MED'.N16:'MPIBcast-MED'.Q16 'MPIBcast-MED'.T16:'MPIBcast-MED'.W16 'MPIBcast-MED'.J25:'MPIBcast-MED'.M25" chart:data-source-has-labels="row" svg:x="0.467cm" svg:y="0.729cm" svg:width="13.123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058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16:'MPIBcast-MED'.E16 'MPIBcast-MED'.H16:'MPIBcast-MED'.K16 'MPIBcast-MED'.N16:'MPIBcast-MED'.Q16 'MPIBcast-MED'.T16:'MPI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25:'MPI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25:'MPI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repeated="16"/>
          </chart:series>
          <chart:series chart:attached-axis="primary-y" chart:style-name="ch13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repeated="16"/>
          </chart:series>
          <chart:series chart:attached-axis="primary-y" chart:style-name="ch13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16:'MPIBcast-MIN'.E16 'MPIBcast-MIN'.H16:'MPIBcast-MIN'.K16 'MPIBcast-MIN'.N16:'MPIBcast-MIN'.Q16 'MPIBcast-MIN'.T16:'MPIBcast-MIN'.W16 'ProfBcast-MIN'.B16:'ProfBcast-MIN'.E16 'ProfBcast-MIN'.H16:'ProfBcast-MIN'.K16 'ProfBcast-MIN'.N16:'ProfBcast-MIN'.Q16 'ProfBcast-MIN'.T16:'ProfBcast-MIN'.W16 'Compara Gráficos'.Z6:'Compara Gráficos'.Z6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6:'MPIBcast-MIN'.E16 'MPIBcast-MIN'.H16:'MPIBcast-MIN'.K16 'MPIBcast-MIN'.N16:'MPIBcast-MIN'.Q16 'MPIBcast-MIN'.T16:'MPIBcast-MIN'.W16" chart:label-cell-address="'Compara Gráficos'.Z3:'Compara Gráficos'.Z3" chart:class="chart:line">
            <chart:data-point chart:repeated="16"/>
          </chart:series>
          <chart:series chart:attached-axis="primary-y" chart:style-name="ch13" chart:values-cell-range-address="'ProfBcast-MIN'.B16:'ProfBcast-MIN'.E16 'ProfBcast-MIN'.H16:'ProfBcast-MIN'.K16 'ProfBcast-MIN'.N16:'ProfBcast-MIN'.Q16 'ProfBcast-MIN'.T16:'ProfBcast-MIN'.W16" chart:label-cell-address="'Compara Gráficos'.Z4:'Compara Gráficos'.Z4" chart:class="chart:line">
            <chart:data-point chart:repeated="16"/>
          </chart:series>
          <chart:series chart:attached-axis="primary-y" chart:style-name="ch14" chart:values-cell-range-address="'ProfBcast-MED'.B16:'ProfBcast-MED'.E16 'ProfBcast-MED'.H16:'ProfBcast-MED'.K16 'ProfBcast-MED'.N16:'ProfBcast-MED'.Q16 'ProfBcast-MED'.T16:'ProfBcast-MED'.W16" chart:label-cell-address="'Compara Gráficos'.Z6:'Compara Gráficos'.Z6" chart:class="chart:line">
            <chart:data-point chart:repeated="16"/>
          </chart:series>
          <chart:series chart:attached-axis="primary-y" chart:style-name="ch15" chart:values-cell-range-address="'MPIBcast-MED'.B16:'MPIBcast-MED'.E16 'MPIBcast-MED'.H16:'MPIBcast-MED'.K16 'MPIBcast-MED'.N16:'MPIBcast-MED'.Q16 'MPIBcast-MED'.T16:'MPIBcast-MED'.W16" chart:label-cell-address="'Compara Gráficos'.Z5:'Compara Gráficos'.Z5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. MPI_Bcast</text:p>
                <draw:g>
                  <svg:desc>'Compara Gráficos'.Z3:'Compara Gráficos'.Z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Mín. sBBT_Bcast</text:p>
                <draw:g>
                  <svg:desc>'Compara Gráficos'.Z4:'Compara Gráficos'.Z4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